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a8a" officeooo:paragraph-rsid="0006ba8a"/>
    </style:style>
    <style:style style:name="P2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loext:opacity="100%" style:font-name="Droid Sans Mono" fo:font-size="9.75pt" fo:font-weight="normal" fo:background-color="#ffffff"/>
    </style:style>
    <style:style style:name="P3" style:family="paragraph" style:parent-style-name="Standard">
      <style:paragraph-properties style:line-height-at-least="0.1874in"/>
      <style:text-properties fo:color="#000000" loext:opacity="100%" style:font-name="Droid Sans Mono" fo:font-size="9.75pt" fo:font-weight="normal" fo:background-color="#ffffff"/>
    </style:style>
    <style:style style:name="P4" style:family="paragraph" style:parent-style-name="Standard">
      <style:text-properties fo:color="#000000" loext:opacity="100%" style:font-name="Droid Sans Mono" fo:font-size="9.75pt" fo:font-weight="normal" officeooo:rsid="0006ba8a" officeooo:paragraph-rsid="0006ba8a" fo:background-color="#ffffff"/>
    </style:style>
    <style:style style:name="P5" style:family="paragraph" style:parent-style-name="Standard">
      <style:paragraph-properties fo:margin-left="0in" fo:margin-right="0in" style:line-height-at-least="0.1874in" fo:text-indent="0in" style:auto-text-indent="false"/>
      <style:text-properties fo:color="#008000" loext:opacity="100%" style:font-name="Droid Sans Mono" fo:font-size="9.75pt" fo:font-weight="normal" fo:background-color="#ffffff"/>
    </style:style>
    <style:style style:name="P6" style:family="paragraph" style:parent-style-name="Standard">
      <style:paragraph-properties style:line-height-at-least="0.1874in"/>
    </style:style>
    <style:style style:name="T1" style:family="text">
      <style:text-properties fo:color="#0000ff" loext:opacity="100%"/>
    </style:style>
    <style:style style:name="T2" style:family="text">
      <style:text-properties fo:color="#267f99" loext:opacity="100%"/>
    </style:style>
    <style:style style:name="T3" style:family="text">
      <style:text-properties fo:color="#795e26" loext:opacity="100%"/>
    </style:style>
    <style:style style:name="T4" style:family="text">
      <style:text-properties fo:color="#001080" loext:opacity="100%"/>
    </style:style>
    <style:style style:name="T5" style:family="text">
      <style:text-properties fo:color="#098658" loext:opacity="100%"/>
    </style:style>
    <style:style style:name="T6" style:family="text">
      <style:text-properties fo:color="#af00db" loext:opacity="100%"/>
    </style:style>
    <style:style style:name="T7" style:family="text">
      <style:text-properties fo:color="#008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ove element</text:p>
      <text:p text:style-name="P1"/>
      <text:p text:style-name="P4"><text:span text:style-name="T1">class</text:span> <text:span text:style-name="T2">Solution</text:span> {</text:p>
      <text:p text:style-name="P2"><text:span text:style-name="T1">public</text:span> <text:span text:style-name="T2">int</text:span> <text:span text:style-name="T3">removeElement</text:span>(<text:span text:style-name="T2">int</text:span>[] <text:span text:style-name="T4">nums</text:span>, <text:span text:style-name="T2">int</text:span> <text:span text:style-name="T4">val</text:span>) {</text:p>
      <text:p text:style-name="P2"><text:span text:style-name="T2">int</text:span> <text:span text:style-name="T4">j</text:span> = <text:span text:style-name="T5">0</text:span>;</text:p>
      <text:p text:style-name="P2"><text:span text:style-name="T6">for</text:span>(<text:span text:style-name="T2">int</text:span> <text:span text:style-name="T4">i</text:span> = <text:span text:style-name="T5">0</text:span>; i&lt; <text:span text:style-name="T4">nums</text:span>.<text:span text:style-name="T4">length</text:span>;i++){</text:p>
      <text:p text:style-name="P2"><text:span text:style-name="T6">if</text:span>(nums[i] != val){ </text:p>
      <text:p text:style-name="P5">//nums[0] = nums[1]; so 0 th index overwrite by 2</text:p>
      <text:p text:style-name="P2">nums[j] = nums[i];</text:p>
      <text:p text:style-name="P2">j++; <text:span text:style-name="T7">//0,1,2,3,4...n</text:span></text:p>
      <text:p text:style-name="P2">}</text:p>
      <text:p text:style-name="P6"/>
      <text:p text:style-name="P2">}</text:p>
      <text:p text:style-name="P2"><text:span text:style-name="T6">return</text:span> j;</text:p>
      <text:p text:style-name="P2">}</text:p>
      <text:p text:style-name="P2">}</text:p>
      <text:p text:style-name="P1">First missing postive</text:p>
      <text:p text:style-name="P1"/>
      <text:p text:style-name="P4"><text:span text:style-name="T1">class</text:span> <text:span text:style-name="T2">Solution</text:span> {</text:p>
      <text:p text:style-name="P2"><text:span text:style-name="T1">public</text:span> <text:span text:style-name="T2">int</text:span> <text:span text:style-name="T3">firstMissingPositive</text:span>(<text:span text:style-name="T2">int</text:span>[] <text:span text:style-name="T4">nums</text:span>) {</text:p>
      <text:p text:style-name="P2"><text:span text:style-name="T2">int</text:span> <text:span text:style-name="T4">n</text:span> = <text:span text:style-name="T4">nums</text:span>.<text:span text:style-name="T4">length</text:span>;</text:p>
      <text:p text:style-name="P2"><text:span text:style-name="T6">for</text:span> (<text:span text:style-name="T2">int</text:span> <text:span text:style-name="T4">i</text:span> = <text:span text:style-name="T5">0</text:span>; i &lt; n; i++) {</text:p>
      <text:p text:style-name="P2"><text:span text:style-name="T6">while</text:span> (nums[i] &gt; <text:span text:style-name="T5">0</text:span> &amp;&amp; nums[i] &lt;= n &amp;&amp; nums[nums[i] - <text:span text:style-name="T5">1</text:span>] != nums[i]) {</text:p>
      <text:p text:style-name="P2"><text:span text:style-name="T2">int</text:span> <text:span text:style-name="T4">temp</text:span> = nums[i];</text:p>
      <text:p text:style-name="P2">nums[i] = nums[temp - <text:span text:style-name="T5">1</text:span>];</text:p>
      <text:p text:style-name="P2">nums[temp - <text:span text:style-name="T5">1</text:span>] = temp;</text:p>
      <text:p text:style-name="P2">}</text:p>
      <text:p text:style-name="P2">}</text:p>
      <text:p text:style-name="P2"><text:span text:style-name="T6">for</text:span> (<text:span text:style-name="T2">int</text:span> <text:span text:style-name="T4">i</text:span> = <text:span text:style-name="T5">0</text:span>; i &lt; n; i++) {</text:p>
      <text:p text:style-name="P2"><text:span text:style-name="T6">if</text:span> (nums[i] != i + <text:span text:style-name="T5">1</text:span>) {</text:p>
      <text:p text:style-name="P2"><text:span text:style-name="T6">return</text:span> i + <text:span text:style-name="T5">1</text:span>;</text:p>
      <text:p text:style-name="P2">}</text:p>
      <text:p text:style-name="P2">}</text:p>
      <text:p text:style-name="P2"><text:span text:style-name="T6">return</text:span> n + <text:span text:style-name="T5">1</text:span>;</text:p>
      <text:p text:style-name="P2">}</text:p>
      <text:p text:style-name="P2">}</text:p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1:23:20.568149512</meta:creation-date>
    <dc:date>2025-03-19T21:24:12.354241877</dc:date>
    <meta:editing-duration>PT52S</meta:editing-duration>
    <meta:editing-cycles>1</meta:editing-cycles>
    <meta:document-statistic meta:table-count="0" meta:image-count="0" meta:object-count="0" meta:page-count="1" meta:paragraph-count="33" meta:word-count="131" meta:character-count="592" meta:non-whitespace-character-count="493"/>
    <meta:generator>LibreOffice/24.2.7.2$Linux_X86_64 LibreOffice_project/420$Build-2</meta:generator>
  </office:meta>
</office:document-meta>
</file>